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15000002D982F0D1B081D7D4C1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489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9.043cm" svg:x="0.023cm" svg:y="0.3cm">
          <draw:image xlink:href="Pictures/1000020100000415000002D982F0D1B081D7D4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08-18T15:43:20.093977748</dc:date>
    <meta:editing-duration>PT2M36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